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2451" officeooo:paragraph-rsid="001b2451" style:font-style-asian="normal" style:font-weight-asian="normal"/>
    </style:style>
    <style:style style:name="P5" style:family="paragraph" style:parent-style-name="Standard">
      <style:text-properties officeooo:paragraph-rsid="001b2451"/>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b24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3">24th</text:span> of <text:span text:style-name="T3">May</text:span> 202<text:span text:style-name="T3">2</text:span> under the <text:span text:style-name="T3">15th</text:span> PA Meeting.</text:p>
      <text:p text:style-name="P1"/>
      <text:p text:style-name="P1">The Assembly, recognising the current situation,</text:p>
      <text:p text:style-name="P1"/>
      <text:p text:style-name="P4">Constitutes the need to add the vanilla tweaks for more mob heads as it is a fun addition and would lead to a new challenge, getting some of the heads is challenging with different drop rates for every kind of animal, they are also cool decoration blocks and don’t really change the vanilla feel of the game.</text:p>
      <text:p text:style-name="P1"/>
      <text:p text:style-name="P1">And proceeds.</text:p>
      <text:p text:style-name="P1"/>
      <text:p text:style-name="P1">Signed by,</text:p>
      <text:p text:style-name="P4">eldegron</text:p>
      <text:p text:style-name="P4">MrBased</text:p>
      <text:p text:style-name="P4">Comradedoggo_22</text:p>
      <text:p text:style-name="P4">Emeralda_axe7</text:p>
      <text:p text:style-name="P4">_yoran_</text:p>
      <text:p text:style-name="P4">FVerndari</text:p>
      <text:p text:style-name="P1"/>
      <text:p text:style-name="P1"/>
      <text:p text:style-name="P1"/>
      <text:p text:style-name="P5"><text:span text:style-name="T1">[</text:span><text:span text:style-name="T2">Motion 15-1: To add the vanilla tweaks for animal head drops aka more mob heads</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5-24T20:18:06.252757500</dc:date>
    <meta:editing-duration>PT3M31S</meta:editing-duration>
    <meta:editing-cycles>6</meta:editing-cycles>
    <meta:generator>LibreOffice/7.3.3.2$Linux_X86_64 LibreOffice_project/4985bca6212b77bf8c7a86bceeb2084ec86f4b6b</meta:generator>
    <meta:document-statistic meta:table-count="0" meta:image-count="0" meta:object-count="0" meta:page-count="1" meta:paragraph-count="12" meta:word-count="103" meta:character-count="602" meta:non-whitespace-character-count="511"/>
  </office:meta>
</office:document-meta>
</file>